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70252" officeooo:paragraph-rsid="00170252"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70252"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users.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880719587361876245"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026878569509"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025214913439"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24.842743332</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0" meta:non-whitespace-character-count="2147"/>
  </office:meta>
</office:document-meta>
</file>